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4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10.00pt" fo:font-weight="normal" fo:font-family="Symbol" style:font-family-asian="Symbol" style:font-family-complex="Symbol" fo:background-color="transparent" fo:color="#ff0000"/>
    </style:style>
    <style:style style:name="T4" style:family="text">
      <style:text-properties fo:font-size="10.00pt" fo:font-weight="bold" fo:font-family="Arial" style:font-family-asian="Arial" style:font-family-complex="Arial" fo:background-color="transparent" fo:color="#ff0000"/>
    </style:style>
    <style:style style:name="T5" style:family="text">
      <style:text-properties fo:font-size="10.00pt" fo:font-weight="normal" fo:font-family="Symbol" style:font-family-asian="Symbol" style:font-family-complex="Symbol" fo:background-color="transparent" style:use-window-font-color="true"/>
    </style:style>
    <style:style style:name="T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0.00pt" fo:font-weight="normal" fo:font-family="Symbol" style:font-family-asian="Symbol" style:font-family-complex="Symbol" fo:background-color="transparent" style:use-window-font-color="true"/>
    </style:style>
    <style:style style:name="T1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0.00pt" fo:font-weight="normal" fo:font-family="Symbol" style:font-family-asian="Symbol" style:font-family-complex="Symbol" fo:background-color="transparent" style:use-window-font-color="true"/>
    </style:style>
    <style:style style:name="T1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0.00pt" fo:font-weight="normal" fo:font-family="Symbol" style:font-family-asian="Symbol" style:font-family-complex="Symbol" fo:background-color="transparent" style:use-window-font-color="true"/>
    </style:style>
    <style:style style:name="T2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0.00pt" fo:font-weight="normal" fo:font-family="Symbol" style:font-family-asian="Symbol" style:font-family-complex="Symbol" fo:background-color="transparent" style:use-window-font-color="true"/>
    </style:style>
    <style:style style:name="T2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4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4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4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4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left="36.00pt" fo:text-indent="-18.00pt"/>
    </style:style>
    <style:style style:name="P3" style:family="paragraph">
      <style:paragraph-properties fo:line-height="100.00%" fo:text-align="left" fo:margin-left="72.00pt" fo:text-indent="-18.00pt"/>
    </style:style>
    <style:style style:name="P4" style:family="paragraph">
      <style:paragraph-properties fo:line-height="100.00%" fo:text-align="left" fo:margin-left="36.00pt" fo:text-indent="-18.00pt"/>
    </style:style>
    <style:style style:name="P5" style:family="paragraph">
      <style:paragraph-properties fo:line-height="100.00%" fo:text-align="left" fo:margin-left="72.00pt" fo:text-indent="-18.00pt"/>
    </style:style>
    <style:style style:name="P6" style:family="paragraph">
      <style:paragraph-properties fo:line-height="100.00%" fo:text-align="left" fo:margin-left="36.00pt" fo:text-indent="-18.00pt"/>
    </style:style>
    <style:style style:name="P7" style:family="paragraph">
      <style:paragraph-properties fo:line-height="100.00%" fo:text-align="left" fo:margin-left="72.00pt" fo:text-indent="-18.00pt"/>
    </style:style>
    <style:style style:name="P8" style:family="paragraph">
      <style:paragraph-properties fo:line-height="100.00%" fo:text-align="left" fo:margin-left="36.00pt" fo:text-indent="-18.00pt"/>
    </style:style>
    <style:style style:name="P9" style:family="paragraph">
      <style:paragraph-properties fo:line-height="100.00%" fo:text-align="left"/>
    </style:style>
  </office:automatic-styles>
  <office:body>
    <office:text>
      <text:p text:style-name="P1"><text:span text:style-name="T1">Trigger:</text:span><text:span text:style-name="T2"/></text:p>
      <text:p text:style-name="P2"><text:span text:style-name="T3">·<text:tab/></text:span><text:span text:style-name="T4">change delay array to s!!!</text:span></text:p>
      <text:p text:style-name="P2"><text:span text:style-name="T5">·<text:tab/></text:span><text:span text:style-name="T6">get correct values for necessary timing (eg. min duration between Power AMP on &amp; AWG on)</text:span></text:p>
      <text:p text:style-name="P3"><text:span text:style-name="T7">-<text:tab/></text:span><text:span text:style-name="T8">maybe add more cases that are very important in the check_and_correct_input.vi </text:span></text:p>
      <text:p text:style-name="P4"><text:span text:style-name="T9">·<text:tab/></text:span><text:span text:style-name="T10">use Burst mode for multiple measurements with one nozzle spray</text:span></text:p>
      <text:p text:style-name="P5"><text:span text:style-name="T11">-<text:tab/></text:span><text:span text:style-name="T12">not neccesarly, just triple trigger</text:span></text:p>
      <text:p text:style-name="P6"><text:span text:style-name="T13">·<text:tab/></text:span><text:span text:style-name="T14">trigger from labview</text:span></text:p>
      <text:p text:style-name="P7"><text:span text:style-name="T15">-<text:tab/></text:span><text:span text:style-name="T16">change trigger speed via LabVIEW</text:span></text:p>
      <text:p text:style-name="P7"><text:span text:style-name="T17">-<text:tab/></text:span><text:span text:style-name="T18">turn on only if everything is working</text:span></text:p>
      <text:p text:style-name="P8"><text:span text:style-name="T19">·<text:tab/></text:span><text:span text:style-name="T20">add Background scan option (i.e. turn off nozzle but leave everything else switch on)</text:span></text:p>
      <text:p text:style-name="P8"><text:span text:style-name="T21">·<text:tab/></text:span><text:span text:style-name="T22">add nozzle purge option (all off but nozzle)</text:span></text:p>
      <text:p text:style-name="P9"><text:span text:style-name="T23"/></text:p>
      <text:p text:style-name="P9"><text:span text:style-name="T24">Power Amp:</text:span><text:span text:style-name="T25"/></text:p>
      <text:p text:style-name="P9"><text:span text:style-name="T26">- active low -&gt; change trigger settings accordingly</text:span></text:p>
      <text:p text:style-name="P9"><text:span text:style-name="T26"/></text:p>
      <text:p text:style-name="P9"><text:span text:style-name="T27">OSC:</text:span><text:span text:style-name="T28"/></text:p>
      <text:p text:style-name="P9"><text:span text:style-name="T29">- scan background with every measurement (before nozzle is activated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